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4pt" style:font-size-asian="14pt" style:font-size-complex="14pt"/>
      <style:map style:condition="cell-content()&gt;=6" style:apply-style-name="Green-cell" style:base-cell-address="Sheet1.C6"/>
      <style:map style:condition="cell-content()&lt;6" style:apply-style-name="Red-cell" style:base-cell-address="Sheet1.C6"/>
      <style:map style:condition="cell-content()=0" style:apply-style-name="Accent" style:base-cell-address="Sheet1.C6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lasse 3TLS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Verifica scritta del 10 novembre 2021</text:p>
          </table:table-cell>
          <table:table-cell table:style-name="ce1" table:number-columns-repeated="2"/>
          <table:table-cell table:number-columns-repeated="7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2" office:value-type="string" calcext:value-type="string">
            <text:p>Voto</text:p>
          </table:table-cell>
          <table:table-cell table:number-columns-repeated="2"/>
          <table:table-cell table:style-name="ce5" office:value-type="string" calcext:value-type="string">
            <text:p>Numero di studenti presenti alla verifica</text:p>
          </table:table-cell>
          <table:table-cell table:style-name="ce7" table:number-columns-repeated="2"/>
          <table:table-cell table:style-name="ce9"/>
          <table:table-cell table:style-name="ce11" table:formula="of:=COUNTA([.A6:.A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Rossi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5" office:value-type="string" calcext:value-type="string">
            <text:p>Soglia insufficienze per attivazione corso di recupero</text:p>
          </table:table-cell>
          <table:table-cell table:style-name="ce7" table:number-columns-repeated="2"/>
          <table:table-cell table:style-name="ce9"/>
          <table:table-cell table:style-name="ce11" table:formula="of:=[.J5]/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uigi</text:p>
          </table:table-cell>
          <table:table-cell office:value-type="string" calcext:value-type="string">
            <text:p>Bianchi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style-name="ce5" office:value-type="string" calcext:value-type="string">
            <text:p>Numero insufficienze</text:p>
          </table:table-cell>
          <table:table-cell table:style-name="ce7" table:number-columns-repeated="2"/>
          <table:table-cell table:style-name="ce9"/>
          <table:table-cell table:style-name="ce11" table:formula="of:=COUNTIF([.C6:.C10];&quot;&gt;=6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Verdi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style-name="ce5" office:value-type="string" calcext:value-type="string">
            <text:p>Numero sufficienze</text:p>
          </table:table-cell>
          <table:table-cell table:style-name="ce7" table:number-columns-repeated="2"/>
          <table:table-cell table:style-name="ce9"/>
          <table:table-cell table:style-name="ce11" table:formula="of:=COUNTIF([.C6:.C10];&quot;&lt;6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Mattei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style-name="ce6" office:value-type="string" calcext:value-type="string">
            <text:p>Attivazione corso di recupero</text:p>
          </table:table-cell>
          <table:table-cell table:style-name="ce8" table:number-columns-repeated="2"/>
          <table:table-cell table:style-name="ce10"/>
          <table:table-cell table:style-name="ce11" table:formula="of:=IF([.J7]&gt;=1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 office:value-type="string" calcext:value-type="string">
            <text:p>Giovanna</text:p>
          </table:table-cell>
          <table:table-cell office:value-type="string" calcext:value-type="string">
            <text:p>Botteri</text:p>
          </table:table-cell>
          <table:table-cell office:value-type="float" office:value="7.75" calcext:value-type="float">
            <text:p>7.75</text:p>
          </table:table-cell>
          <table:table-cell table:number-columns-repeated="7"/>
        </table:table-row>
        <calcext:conditional-formats>
          <calcext:conditional-format calcext:target-range-address="Sheet1.C6:Sheet1.C10">
            <calcext:condition calcext:apply-style-name="Green-cell" calcext:value="&gt;=6" calcext:base-cell-address="Sheet1.C6"/>
            <calcext:condition calcext:apply-style-name="Red-cell" calcext:value="&lt;6" calcext:base-cell-address="Sheet1.C6"/>
            <calcext:condition calcext:apply-style-name="Accent" calcext:value="=0" calcext:base-cell-address="Sheet1.C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-cell" style:family="table-cell" style:parent-style-name="Default">
      <style:table-cell-properties fo:background-color="#81d41a"/>
    </style:style>
    <style:style style:name="Red-cell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13:43:45.156192942</meta:creation-date>
    <dc:date>2021-11-19T18:04:12.919431147</dc:date>
    <meta:editing-duration>PT4H10M17S</meta:editing-duration>
    <meta:editing-cycles>4</meta:editing-cycles>
    <meta:generator>LibreOffice/6.1.5.2$Linux_X86_64 LibreOffice_project/10$Build-2</meta:generator>
    <meta:document-statistic meta:table-count="1" meta:cell-count="30" meta:object-count="0"/>
  </office:meta>
</office:document-meta>
</file>